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407C60DD61D1A845073.png" manifest:media-type="image/png"/>
  <manifest:file-entry manifest:full-path="Pictures/1000020100000280000003BBDBF0FAAA5787894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43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46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false" fo:min-height="12.57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893cm" svg:height="12.7cm" svg:x="14.367cm" svg:y="2.505cm">
          <draw:image xlink:href="Pictures/1000020100000280000003BBDBF0FAAA57878943.png" xlink:type="simple" xlink:show="embed" xlink:actuate="onLoad" draw:mime-type="image/png">
            <text:p/>
          </draw:image>
        </draw:frame>
        <draw:frame draw:style-name="gr2" draw:text-style-name="P1" draw:layer="layout" svg:width="8.277cm" svg:height="12.7cm" svg:x="4.423cm" svg:y="2.54cm">
          <draw:image xlink:href="Pictures/100002010000028000000407C60DD61D1A84507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20 13" svg:d="M0 13l10-13 10 13z"/>
    <draw:marker draw:name="Arrowheads_20_3" draw:display-name="Arrowheads 3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11T10:25:22.293124058</meta:creation-date>
    <dc:date>2025-04-10T11:58:20.446546967</dc:date>
    <meta:editing-duration>PT13H19M39S</meta:editing-duration>
    <meta:editing-cycles>171</meta:editing-cycles>
    <meta:generator>LibreOffice/7.1.8.1$Linux_X86_64 LibreOffice_project/10$Build-1</meta:generator>
    <meta:print-date>2025-02-12T03:11:26.823433823</meta:print-date>
    <meta:printed-by>PDF files</meta:printed-by>
    <meta:document-statistic meta:object-count="25"/>
  </office:meta>
</office:document-meta>
</file>